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text-underline-style="none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super 58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ycolysis</text:p>
      <text:p text:style-name="Standard">Glucose(6C) is split into 2 pyruvates(3C)</text:p>
      <text:p text:style-name="Standard">Net of 2 ATP's</text:p>
      <text:p text:style-name="Standard">Produce 2 NADH</text:p>
      <text:p text:style-name="Standard">Occurs in cytosol</text:p>
      <text:p text:style-name="Standard">O<text:span text:style-name="T1">2</text:span><text:span text:style-name="T3"> is </text:span><text:span text:style-name="T4">not</text:span><text:span text:style-name="T5"> required</text:span></text:p>
      <text:p text:style-name="P1"/>
      <text:p text:style-name="P1">Pyruvate oxidation(link)</text:p>
      <text:p text:style-name="Standard"><text:span text:style-name="T5">Each pyruvate loses 1 carbon as CO</text:span><text:span text:style-name="T2">2 </text:span><text:span text:style-name="T5">(2CO</text:span><text:span text:style-name="T2">2</text:span><text:span text:style-name="T5">)</text:span></text:p>
      <text:p text:style-name="P1">1 NADH produced (2NADH)</text:p>
      <text:p text:style-name="P1"><text:tab/>2 carbon fragment – </text:p>
      <text:p text:style-name="P1"><text:tab/><text:tab/>Acetyl group is picked up co-enzyme A → acetyl co-enzyme A</text:p>
      <text:p text:style-name="P1"><text:tab/><text:tab/>at inner mitochondrial membrane</text:p>
      <text:p text:style-name="P1"/>
      <text:p text:style-name="P1">Citric Acid Cycle</text:p>
      <text:p text:style-name="P1">Acetyl group from acetyl co-enzyme A is put in, co-enzyme A will repeat</text:p>
      <text:p text:style-name="Standard"><text:span text:style-name="T5">Each cycle releases 2 CO</text:span><text:span text:style-name="T2">2</text:span><text:span text:style-name="T5"> (total 4CO</text:span><text:span text:style-name="T2">2</text:span><text:span text:style-name="T5">)</text:span></text:p>
      <text:p text:style-name="P1">Each cycle produces 3 NADH (total 6NADH)</text:p>
      <text:p text:style-name="Standard"><text:span text:style-name="T5">Same as before, 1 FADH</text:span><text:span text:style-name="T2">2</text:span><text:span text:style-name="T5"> (total 2FADH</text:span><text:span text:style-name="T2">2</text:span><text:span text:style-name="T5">)</text:span></text:p>
      <text:p text:style-name="P1">1 ATP is produced (2ATP)</text:p>
      <text:p text:style-name="P1">Inside mitochondrion</text:p>
      <text:p text:style-name="Standard"><text:span text:style-name="T5">O</text:span><text:span text:style-name="T2">2</text:span><text:span text:style-name="T5"> is required</text:span></text:p>
      <text:p text:style-name="P1"/>
      <text:p text:style-name="P1">Electron Transport Phosphorylation</text:p>
      <text:p text:style-name="Standard"><text:span text:style-name="T5">Electrons supplied by NADH, FADH</text:span><text:span text:style-name="T2">2</text:span></text:p>
      <text:p text:style-name="P1"><text:tab/>pass through the electron transport system to make as much as 28 ATP via chemiosmosis.</text:p>
      <text:p text:style-name="Standard"><text:span text:style-name="T5">Final electron acceptor at the end of the transport chain is Oxygen + 2e</text:span><text:span text:style-name="T6">-</text:span><text:span text:style-name="T5"> + 2H</text:span><text:span text:style-name="T6">+</text:span><text:span text:style-name="T5"> → H</text:span><text:span text:style-name="T2">2</text:span><text:span text:style-name="T5">O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08T12:57:01.65</meta:creation-date>
    <meta:generator>OpenOffice/4.1.3$Win32 OpenOffice.org_project/413m1$Build-9783</meta:generator>
    <dc:date>2017-11-08T14:10:32.19</dc:date>
    <dc:creator>Timothy Cayer</dc:creator>
    <meta:editing-duration>PT54M2S</meta:editing-duration>
    <meta:editing-cycles>5</meta:editing-cycles>
    <meta:document-statistic meta:table-count="0" meta:image-count="0" meta:object-count="0" meta:page-count="1" meta:paragraph-count="24" meta:word-count="142" meta:character-count="818"/>
  </office:meta>
</office:document-meta>
</file>